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_31_23" style:display-name="123" style:family="table">
      <style:table-properties style:width="5.0701in" table:align="center" style:may-break-between-rows="false" style:writing-mode="lr-tb"/>
    </style:style>
    <style:style style:name="_31_23.A" style:display-name="123.A" style:family="table-column">
      <style:table-column-properties style:column-width="1.875in"/>
    </style:style>
    <style:style style:name="_31_23.B" style:display-name="123.B" style:family="table-column">
      <style:table-column-properties style:column-width="1.5924in"/>
    </style:style>
    <style:style style:name="_31_23.C" style:display-name="123.C" style:family="table-column">
      <style:table-column-properties style:column-width="1.6028in"/>
    </style:style>
    <style:style style:name="_31_23.A1" style:display-name="123.A1" style:family="table-cell">
      <style:table-cell-properties style:vertical-align="bottom" fo:padding="0.0382in" fo:border="none"/>
    </style:style>
    <style:style style:name="_31_23.A2" style:display-name="123.A2" style:family="table-cell">
      <style:table-cell-properties style:vertical-align="bottom" fo:padding="0in" fo:border="none"/>
    </style:style>
    <style:style style:name="_31_23.C2" style:display-name="123.C2" style:family="table-cell">
      <style:table-cell-properties style:vertical-align="" fo:padding="0in" fo:border="none"/>
    </style:style>
    <style:style style:name="_31_23.B4" style:display-name="123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9" style:family="paragraph" style:parent-style-name="Standard">
      <style:text-properties style:font-name="Arial" fo:font-size="5pt" style:font-size-asian="5pt" style:font-name-complex="Arial" style:font-size-complex="5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text-properties fo:font-size="5pt" style:font-size-asian="5pt" style:font-size-complex="5pt"/>
    </style:style>
    <style:style style:name="P16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7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2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6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2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3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4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5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9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0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41" style:family="paragraph" style:parent-style-name="Standard">
      <style:paragraph-properties fo:margin-top="0.0402in" fo:margin-bottom="0in"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 style:font-size-complex="10pt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 style:font-size-complex="10pt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0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2" style:family="text">
      <style:text-properties fo:language="ru" fo:country="RU"/>
    </style:style>
    <style:style style:name="T23" style:family="text">
      <style:text-properties fo:language="ru" fo:country="RU" fo:background-color="transparent"/>
    </style:style>
    <style:style style:name="T24" style:family="text"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font-name="Times New Roman1" fo:font-style="italic" style:font-style-asian="italic" style:font-style-complex="italic"/>
    </style:style>
    <style:style style:name="T26" style:family="text">
      <style:text-properties style:font-name="Times New Roman1" fo:language="ru" fo:country="RU" fo:font-style="italic" style:font-style-asian="italic" style:font-style-complex="italic"/>
    </style:style>
    <style:style style:name="T27" style:family="text">
      <style:text-properties style:font-name="Times New Roman1" fo:language="en" fo:country="US" fo:font-style="normal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Times New Roman" fo:language="ru" fo:country="RU" fo:background-color="transparent"/>
    </style:style>
    <style:style style:name="T30" style:family="text">
      <style:text-properties style:font-name-complex="Arial"/>
    </style:style>
    <style:style style:name="T31" style:family="text">
      <style:text-properties fo:background-color="transparent"/>
    </style:style>
    <style:style style:name="T32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3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4" style:family="text">
      <style:text-properties style:text-underline-style="none" fo:font-weight="bold" style:font-weight-asian="bold"/>
    </style:style>
    <style:style style:name="T35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6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fr1" style:family="graphic" style:parent-style-name="OLE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20">ПРОТОКОЛ ПРОВЕРКИ</text:p>
      <text:p text:style-name="P7"/>
      <text:p text:style-name="P16"><text:span text:style-name="T12">Измеритель-сигнализатор СРК-АТ2327</text:span><text:span text:style-name="T3"><text:tab/></text:span><text:span text:style-name="T6">Дата проверки: </text:span><text:span text:style-name="T7">$date </text:span><text:span text:style-name="T6">г.</text:span></text:p>
      <text:p text:style-name="P8"/>
      <text:p text:style-name="P8"><text:span text:style-name="T33">Тип: </text:span><text:span text:style-name="T32">БДКГ-11/1 </text:span></text:p>
      <text:p text:style-name="P10"/>
      <text:p text:style-name="P8"><text:span text:style-name="T33">з/н: </text:span><text:span text:style-name="T32">$serial</text:span><text:span text:style-name="T34"><text:tab/></text:span></text:p>
      <text:p text:style-name="P15"/>
      <text:p text:style-name="P6">Диапазон измерения мощности амбиентной дозы:</text:p>
      <text:p text:style-name="P18"><text:span text:style-name="T9">БДКГ-11/1</text:span><text:span text:style-name="T11">:</text:span><text:span text:style-name="T9"> 0.01</text:span><text:span text:style-name="T5"> мкЗв/ч – 10</text:span><text:span text:style-name="T9">0</text:span><text:span text:style-name="T5"> </text:span><text:span text:style-name="T11">мк</text:span><text:span text:style-name="T5">Зв/ч</text:span></text:p>
      <text:p text:style-name="P17"/>
      <text:p text:style-name="P6">Относительная погрешность измерения:</text:p>
      <text:p text:style-name="P5"><text:span text:style-name="T15">БДКГ-11/1</text:span><text:span text:style-name="T24">:</text:span><text:span text:style-name="T15"> ± </text:span><text:span text:style-name="T24">20</text:span><text:span text:style-name="T15"> %</text:span><text:tab/><text:tab/></text:p>
      <text:p text:style-name="P9"/>
      <text:p text:style-name="P4">Условия эксплуатации:</text:p>
      <text:p text:style-name="P32"><text:span text:style-name="T8">- <text:s/></text:span><text:span text:style-name="T4">Температура окружающего воздуха<text:tab/><text:tab/>+</text:span><text:span text:style-name="T8">$temp</text:span><text:span text:style-name="T4"> °</text:span><text:span text:style-name="T8">C</text:span></text:p>
      <text:p text:style-name="P33"><text:span text:style-name="T8">- <text:s/></text:span><text:span text:style-name="T4">Атмосферное давление<text:tab/><text:tab/><text:tab/><text:tab/>98,5 </text:span><text:span text:style-name="T8">kPa</text:span></text:p>
      <text:p text:style-name="P33"><text:span text:style-name="T8">- <text:s/></text:span><text:span text:style-name="T4">Относительная влажность воздуха<text:tab/><text:tab/></text:span><text:span text:style-name="T8">$vlag</text:span><text:span text:style-name="T4"> %</text:span></text:p>
      <text:p text:style-name="P33"><text:span text:style-name="T8">- <text:s/></text:span><text:span text:style-name="T4">Радиационный фон<text:tab/><text:tab/><text:tab/><text:tab/></text:span><text:span text:style-name="T8">$bground</text:span><text:span text:style-name="T4"> </text:span><text:span text:style-name="T10">н</text:span><text:span text:style-name="T4">Зв/ч</text:span></text:p>
      <text:p text:style-name="P26">Эталонные средства измерений:</text:p>
      <text:p text:style-name="P34"><text:span text:style-name="T8">- <text:s/></text:span><text:span text:style-name="T35">$facility_1</text:span><text:span text:style-name="T36">10;</text:span></text:p>
      <text:p text:style-name="P35"/>
      <text:p text:style-name="P36">Данные проверки</text:p>
      <text:p text:style-name="P41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Блок детектирования <text:span text:style-name="T22">гамма-излучения БДКГ-11/1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9">Мощность амбиентной эквивалент-ной дозы в <text:span text:style-name="T22">контроль-ной</text:span> точке <text:span text:style-name="T25">Ḣ</text:span><text:span text:style-name="T18">oi</text:span></text:p>
          </table:table-cell>
          <table:table-cell table:style-name="t1.B2" table:number-rows-spanned="3" office:value-type="string">
            <text:p text:style-name="P37">Номер источ-ника</text:p>
          </table:table-cell>
          <table:table-cell table:style-name="t1.B2" table:number-rows-spanned="3" office:value-type="string">
            <text:p text:style-name="P37">Рассто-яние до источ-ника, </text:p>
            <text:p text:style-name="P38">R, см</text:p>
          </table:table-cell>
          <table:table-cell table:style-name="t1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7"><text:span text:style-name="T23">Относи-тельная</text:span><text:span text:style-name="T31"> </text:span><text:span text:style-name="T23">погреш-ность</text:span><text:span text:style-name="T31"> </text:span><text:span text:style-name="T29">измерения</text:span> </text:p>
            <text:p text:style-name="P37"><text:span text:style-name="T26">θ</text:span><text:span text:style-name="T19">пр</text:span><text:span text:style-name="T20">i</text:span><text:span text:style-name="T22">,</text:span> %</text:p>
          </table:table-cell>
          <table:table-cell table:style-name="t1.B2" table:number-rows-spanned="3" office:value-type="string">
            <text:p text:style-name="P21"><text:span text:style-name="T22">Довери-тель</text:span>ная граница погреш-ности измерения <text:span text:style-name="T27">Δ</text:span><text:span text:style-name="T21">i</text:span><text:span text:style-name="T13">,</text:span> %</text:p>
          </table:table-cell>
          <table:table-cell table:style-name="t1.K2" table:number-rows-spanned="3" office:value-type="string">
            <text:p text:style-name="P39"><text:span text:style-name="T28">Предел основной </text:span><text:span text:style-name="T22">относи-тельной</text:span> <text:span text:style-name="T13">погреш-ности</text:span>, </text:p>
            <text:p text:style-name="P39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0">Фон, нЗв/ч</text:p>
          </table:table-cell>
          <table:table-cell table:style-name="t1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0">Среднее значение, <text:span text:style-name="T14">H</text:span><text:span text:style-name="T17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16">H</text:span><text:span text:style-name="T17">1</text:span></text:p>
          </table:table-cell>
          <table:table-cell table:style-name="t1.D3" office:value-type="string">
            <text:p text:style-name="P30"><text:span text:style-name="T14">H</text:span><text:span text:style-name="T17">2</text:span></text:p>
          </table:table-cell>
          <table:table-cell table:style-name="t1.D3" office:value-type="string">
            <text:p text:style-name="P30"><text:span text:style-name="T14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2"><text:span text:style-name="T13">0.03</text:span> мкЗв/ч</text:p>
          </table:table-cell>
          <table:table-cell table:style-name="t1.B5" office:value-type="string">
            <text:p text:style-name="P13">$1-30.</text:p>
          </table:table-cell>
          <table:table-cell table:style-name="t1.B5" office:value-type="string">
            <text:p text:style-name="P13">$1-40.</text:p>
          </table:table-cell>
          <table:table-cell table:style-name="t1.B5" office:value-type="string">
            <text:p text:style-name="P13">$1-50.</text:p>
          </table:table-cell>
          <table:table-cell table:style-name="t1.B5" office:value-type="string">
            <text:p text:style-name="P13">$1-60.</text:p>
          </table:table-cell>
          <table:table-cell table:style-name="t1.B5" office:value-type="string">
            <text:p text:style-name="P13">$1-70.</text:p>
          </table:table-cell>
          <table:table-cell table:style-name="t1.B5" office:value-type="string">
            <text:p text:style-name="P13">$1-80.</text:p>
          </table:table-cell>
          <table:table-cell table:style-name="t1.B5" office:value-type="string">
            <text:p text:style-name="P13">$1-00.</text:p>
          </table:table-cell>
          <table:table-cell table:style-name="t1.B5" office:value-type="string">
            <text:p text:style-name="P13">$1-10.</text:p>
          </table:table-cell>
          <table:table-cell table:style-name="t1.B5" office:value-type="string">
            <text:p text:style-name="P13">$1-20.</text:p>
          </table:table-cell>
          <table:table-cell table:style-name="t1.K5" table:number-rows-spanned="5" office:value-type="string">
            <text:p text:style-name="P14">±<text:span text:style-name="T13">20</text:span></text:p>
          </table:table-cell>
        </table:table-row>
        <table:table-row table:style-name="t1.5">
          <table:table-cell table:style-name="t1.A5" office:value-type="string">
            <text:p text:style-name="P12"><text:span text:style-name="T13">0.0</text:span>7 мкЗв/ч</text:p>
          </table:table-cell>
          <table:table-cell table:style-name="t1.B5" office:value-type="string">
            <text:p text:style-name="P13">$1-31.</text:p>
          </table:table-cell>
          <table:table-cell table:style-name="t1.B5" office:value-type="string">
            <text:p text:style-name="P13">$1-41.</text:p>
          </table:table-cell>
          <table:table-cell table:style-name="t1.B5" office:value-type="string">
            <text:p text:style-name="P13">$1-51.</text:p>
          </table:table-cell>
          <table:table-cell table:style-name="t1.B5" office:value-type="string">
            <text:p text:style-name="P13">$1-61.</text:p>
          </table:table-cell>
          <table:table-cell table:style-name="t1.B5" office:value-type="string">
            <text:p text:style-name="P13">$1-71.</text:p>
          </table:table-cell>
          <table:table-cell table:style-name="t1.B5" office:value-type="string">
            <text:p text:style-name="P13">$1-81.</text:p>
          </table:table-cell>
          <table:table-cell table:style-name="t1.B5" office:value-type="string">
            <text:p text:style-name="P13">$1-01.</text:p>
          </table:table-cell>
          <table:table-cell table:style-name="t1.B5" office:value-type="string">
            <text:p text:style-name="P13">$1-11.</text:p>
          </table:table-cell>
          <table:table-cell table:style-name="t1.B5" office:value-type="string">
            <text:p text:style-name="P13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12"><text:span text:style-name="T13">0.7</text:span> мкЗв/ч</text:p>
          </table:table-cell>
          <table:table-cell table:style-name="t1.B5" office:value-type="string">
            <text:p text:style-name="P13">$1-32.</text:p>
          </table:table-cell>
          <table:table-cell table:style-name="t1.B5" office:value-type="string">
            <text:p text:style-name="P13">$1-42.</text:p>
          </table:table-cell>
          <table:table-cell table:style-name="t1.B5" office:value-type="string">
            <text:p text:style-name="P13">$1-52.</text:p>
          </table:table-cell>
          <table:table-cell table:style-name="t1.B5" office:value-type="string">
            <text:p text:style-name="P13">$1-62.</text:p>
          </table:table-cell>
          <table:table-cell table:style-name="t1.B5" office:value-type="string">
            <text:p text:style-name="P13">$1-72.</text:p>
          </table:table-cell>
          <table:table-cell table:style-name="t1.B5" office:value-type="string">
            <text:p text:style-name="P13">$1-82.</text:p>
          </table:table-cell>
          <table:table-cell table:style-name="t1.B5" office:value-type="string">
            <text:p text:style-name="P13">$1-02.</text:p>
          </table:table-cell>
          <table:table-cell table:style-name="t1.B5" office:value-type="string">
            <text:p text:style-name="P13">$1-12.</text:p>
          </table:table-cell>
          <table:table-cell table:style-name="t1.B5" office:value-type="string">
            <text:p text:style-name="P13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12">7 мЗв/ч</text:p>
          </table:table-cell>
          <table:table-cell table:style-name="t1.B5" office:value-type="string">
            <text:p text:style-name="P13">$1-33.</text:p>
          </table:table-cell>
          <table:table-cell table:style-name="t1.B5" office:value-type="string">
            <text:p text:style-name="P13">$1-43.</text:p>
          </table:table-cell>
          <table:table-cell table:style-name="t1.B5" office:value-type="string">
            <text:p text:style-name="P13">$1-53.</text:p>
          </table:table-cell>
          <table:table-cell table:style-name="t1.B5" office:value-type="string">
            <text:p text:style-name="P13">$1-63.</text:p>
          </table:table-cell>
          <table:table-cell table:style-name="t1.B5" office:value-type="string">
            <text:p text:style-name="P13">$1-73.</text:p>
          </table:table-cell>
          <table:table-cell table:style-name="t1.B5" office:value-type="string">
            <text:p text:style-name="P13">$1-83.</text:p>
          </table:table-cell>
          <table:table-cell table:style-name="t1.B5" office:value-type="string">
            <text:p text:style-name="P13">$1-03.</text:p>
          </table:table-cell>
          <table:table-cell table:style-name="t1.B5" office:value-type="string">
            <text:p text:style-name="P13">$1-13.</text:p>
          </table:table-cell>
          <table:table-cell table:style-name="t1.B5" office:value-type="string">
            <text:p text:style-name="P13">$1-23.</text:p>
          </table:table-cell>
          <table:covered-table-cell/>
        </table:table-row>
        <table:table-row table:style-name="t1.5">
          <table:table-cell table:style-name="t1.A9" office:value-type="string">
            <text:p text:style-name="P12">70 мЗв/ч</text:p>
          </table:table-cell>
          <table:table-cell table:style-name="t1.B9" office:value-type="string">
            <text:p text:style-name="P13">$1-34.</text:p>
          </table:table-cell>
          <table:table-cell table:style-name="t1.B9" office:value-type="string">
            <text:p text:style-name="P13">$1-44.</text:p>
          </table:table-cell>
          <table:table-cell table:style-name="t1.B9" office:value-type="string">
            <text:p text:style-name="P13">$1-54.</text:p>
          </table:table-cell>
          <table:table-cell table:style-name="t1.B9" office:value-type="string">
            <text:p text:style-name="P13">$1-64.</text:p>
          </table:table-cell>
          <table:table-cell table:style-name="t1.B9" office:value-type="string">
            <text:p text:style-name="P13">$1-74.</text:p>
          </table:table-cell>
          <table:table-cell table:style-name="t1.B9" office:value-type="string">
            <text:p text:style-name="P13">$1-84.</text:p>
          </table:table-cell>
          <table:table-cell table:style-name="t1.B9" office:value-type="string">
            <text:p text:style-name="P13">$1-04.</text:p>
          </table:table-cell>
          <table:table-cell table:style-name="t1.B9" office:value-type="string">
            <text:p text:style-name="P13">$1-14.</text:p>
          </table:table-cell>
          <table:table-cell table:style-name="t1.B9" office:value-type="string">
            <text:p text:style-name="P13">$1-24.</text:p>
          </table:table-cell>
          <table:covered-table-cell/>
        </table:table-row>
      </table:table>
      <text:p text:style-name="Text_20_body"/>
      <table:table table:name="123" table:style-name="_31_23">
        <table:table-column table:style-name="_31_23.A"/>
        <table:table-column table:style-name="_31_23.B"/>
        <table:table-column table:style-name="_31_23.C"/>
        <table:table-row>
          <table:table-cell table:style-name="_31_23.A1" office:value-type="string">
            <text:p text:style-name="P22">Проверку произвел:</text:p>
          </table:table-cell>
          <table:table-cell table:style-name="_31_23.A1" office:value-type="string">
            <text:p text:style-name="P23">$calibratedBy</text:p>
          </table:table-cell>
          <table:table-cell table:style-name="_31_23.A1" office:value-type="string">
            <text:p text:style-name="P29"><text:s text:c="36"/></text:p>
          </table:table-cell>
        </table:table-row>
        <table:table-row>
          <table:table-cell table:style-name="_31_23.A2" office:value-type="string">
            <text:p text:style-name="P28"/>
          </table:table-cell>
          <table:table-cell table:style-name="_31_23.A2" office:value-type="string">
            <text:p text:style-name="P28"/>
          </table:table-cell>
          <table:table-cell table:style-name="_31_23.C2" office:value-type="string">
            <text:p text:style-name="P25">(<text:span text:style-name="T30">подпись</text:span>)</text:p>
          </table:table-cell>
        </table:table-row>
        <table:table-row>
          <table:table-cell table:style-name="_31_23.A1" office:value-type="string">
            <text:p text:style-name="P22">Технический контроль: </text:p>
          </table:table-cell>
          <table:table-cell table:style-name="_31_23.A1" office:value-type="string">
            <text:p text:style-name="P24">$controlledBy</text:p>
          </table:table-cell>
          <table:table-cell table:style-name="_31_23.A1" office:value-type="string">
            <text:p text:style-name="P29"><text:s text:c="36"/></text:p>
          </table:table-cell>
        </table:table-row>
        <table:table-row>
          <table:table-cell table:style-name="_31_23.A2" office:value-type="string">
            <text:p text:style-name="P28"/>
          </table:table-cell>
          <table:table-cell table:style-name="_31_23.B4" office:value-type="string">
            <text:p text:style-name="P28"/>
          </table:table-cell>
          <table:table-cell table:style-name="_31_23.C2" office:value-type="string">
            <text:p text:style-name="P25">(<text:span text:style-name="T30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882in" fo:margin-bottom="0.2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5902in" fo:margin-right="0.5366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7T14:15:02.87</dc:date>
    <meta:print-date>2019-04-03T15:18:00</meta:print-date>
    <meta:editing-cycles>144</meta:editing-cycles>
    <meta:editing-duration>PT9H13M53S</meta:editing-duration>
    <meta:generator>OpenOffice/4.1.6$Win32 OpenOffice.org_project/416m1$Build-9790</meta:generator>
    <meta:document-statistic meta:table-count="2" meta:image-count="1" meta:object-count="0" meta:page-count="1" meta:paragraph-count="94" meta:word-count="184" meta:character-count="1416"/>
  </office:meta>
</office:document-meta>
</file>